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thick solid #666666" fo:border-bottom="2pt solid #999999" fo:border-left="2pt solid #99999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ck solid #666666" fo:border-bottom="2pt solid #999999" fo:border-left="none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ck solid #666666" fo:border-bottom="2pt solid #999999" fo:border-left="2pt solid #999999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4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oducts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8">
            <text:p>&lt;&lt;if [!Any()]&gt;&gt;No data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4">
            <text:p>&lt;&lt;else&gt;&gt;&lt;&lt;foreach [p in products]&gt;&gt;&lt;&lt;[ProductName]&gt;&gt;</text:p>
          </table:table-cell>
          <table:table-cell office:value-type="string" table:style-name="ce5">
            <text:p>&lt;&lt;[p.ProductOrders.Sum(x=&gt;x.Price)]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otal:</text:p>
          </table:table-cell>
          <table:table-cell office:value-type="string" table:style-name="ce5">
            <text:p>$&lt;&lt;[Sum(m =&gt; m.ProductOrders.Sum(x=&gt;x.Price))]&gt;&gt;&lt;&lt;/if&gt;&gt;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49Z</meta:creation-date>
    <dc:date>2015-12-14T06:49:01Z</dc:date>
  </office:meta>
</office:document-meta>
</file>